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52.86mm"/>
    </style:style>
    <style:style style:name="co3" style:family="table-column">
      <style:table-column-properties fo:break-before="auto" style:column-width="107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9.24mm"/>
    </style:style>
    <style:style style:name="co6" style:family="table-column">
      <style:table-column-properties fo:break-before="auto" style:column-width="141.43mm"/>
    </style:style>
    <style:style style:name="co7" style:family="table-column">
      <style:table-column-properties fo:break-before="auto" style:column-width="154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 Do App Avenue Cod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TASKS (TO DO LIST)</text:p>
          </table:table-cell>
        </table:table-row>
        <table:table-row table:style-name="ro1">
          <table:table-cell/>
          <table:table-cell table:style-name="ce2" office:value-type="string" calcext:value-type="string">
            <text:p>DESCRIÇÃO</text:p>
          </table:table-cell>
          <table:table-cell/>
          <table:table-cell table:style-name="ce4"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ir uma nova tarefa sem uma descrição prév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erir uma nova tarefa com descri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ir uma nova tarefa com uma subtaref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ir uma nova tarefa com mais de uma subtarefa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nserir uma nova tarefa com mais de uma subtarefas. Logo em seguida, remover uma das subtarefas adicionad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ar uma tarefa como concluí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car uma tarefa como pública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ditar uma tarefa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emover uma taref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(INSERIR NOVOS DETALHES)</text:p>
          </table:table-cell>
        </table:table-row>
        <table:table-row table:style-name="ro1">
          <table:table-cell/>
          <table:table-cell table:style-name="ce4" office:value-type="string" calcext:value-type="string">
            <text:p>DESCRIÇÃO</text:p>
          </table:table-cell>
          <table:table-cell/>
          <table:table-cell table:style-name="ce4" office:value-type="string" calcext:value-type="string">
            <text:p>DESCRIÇÃ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number-columns-repeated="2"/>
        </table:table-row>
      </table:table>
      <table:table table:name="Automation Practicle" table:style-name="ta1"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PESQUISAR PRODUTOS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ealizar a pesquisa por um produto com a descrição “blouse” e selecionar um dos itens e adicioná-lo ao carrinho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m seguida, realizar uma nova pesquisa por um produto com a descrição “dress” e selecionar um dos itens e adicioná-lo ao carrinho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ora, verificar se os dois produtos foram adicionados com sucesso ao carrinho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cutar os passos #1 ao #3 e, agora, realizar a exclusão dos mesmos no carrinho de compras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CONTACT US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nviar uma mensagem com todos os campos vazio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Enviar uma mensagem com um e-mail inváli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viar uma mensagem com o texto da mensagem “em branco”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Enviar uma mensagem sem o preenchimento do assun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 uma mensagem com todos os campos obrigatórios preenchido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Demo CS Cart" table:style-name="ta1"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1</text:p>
          </table:table-cell>
          <table:table-cell table:style-name="ce1" office:value-type="string" calcext:value-type="string">
            <text:p>SIGN UP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PESQUISAR PRODUTOS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ar um novo usuário com todos os campos vazio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ealizar a pesquisa por um produto com a descrição “blouse” e selecionar um dos itens e adicioná-lo ao carrinh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iar um novo usuário apenas com o campo "name" preenchido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m seguida, realizar uma nova pesquisa por um produto com a descrição “dress” e selecionar um dos itens e adicioná-lo ao carrin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ar um novo usuário apenas com o campo "name" e "email" preench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ora, verificar se os dois produtos foram adicionados com sucesso ao carrin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um novo usuário apenas com o campo "name", "e-mail" e “password” preench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ecutar os passos #1 ao #3 e, agora, realizar a exclusão dos mesmos no carrinho de compr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ar um novo usuário com todos os campos obrigatórios preenchidos</text:p>
          </table:table-cell>
          <table:table-cell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tar criar um novo usuário com um que já exist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Tentar criar um novo usuário com senhas diferentes (campos “password” e “confirm password”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table:style-name="ce1" office:value-type="string" calcext:value-type="string">
            <text:p>SIGN IN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CONFIRMAR COMPRA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ESCRIÇÃO</text:p>
          </table:table-cell>
          <table:table-cell table:style-name="Default"/>
          <table:table-cell table:style-name="ce4" office:value-type="string" calcext:value-type="string">
            <text:p>DESCRI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 o usuário recém criado, acessar o sistema na página de sign in com todos os campos vazios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 o usuário recém criado, acessar o sistema na página de sign in apenas com o campo “email” preenchido</text:p>
          </table:table-cell>
          <table:table-cell table:style-name="Default"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m o usuário recém criado, acessar o sistema na página de sign in apenas com o campo “senha” preenchido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essar a página de sign in com usuário inválido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ssar a página de sign in com senha diferente da informada</text:p>
          </table:table-cell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ssar a página de sign in com usuário válido</text:p>
          </table:table-cell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r se o usuário foi deslogado do sistema com sucesso</text:p>
          </table:table-cell>
          <table:table-cell table:style-name="Default"/>
          <table:table-cell/>
        </table:table-row>
      </table:table>
      <table:table table:name="Selenium Recipe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11:14:38.895464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1:16:54.453474583</meta:creation-date>
    <dc:date>2017-12-29T12:15:27.964071429</dc:date>
    <meta:editing-duration>PT2H16M43S</meta:editing-duration>
    <meta:editing-cycles>19</meta:editing-cycles>
    <meta:generator>LibreOffice/5.1.6.2$Linux_X86_64 LibreOffice_project/10m0$Build-2</meta:generator>
    <meta:document-statistic meta:table-count="4" meta:cell-count="177" meta:object-count="0"/>
  </office:meta>
</office:document-meta>
</file>